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, serif"/>
    <style:font-face style:name="Times New Roman" svg:font-family="'Times New Roman'" style:font-family-generic="roman"/>
    <style:font-face style:name="Andale Mono" svg:font-family="'Andale Mono'" style:font-pitch="fixed"/>
    <style:font-face style:name="Tlwg Typist" svg:font-family="'Tlwg Typist'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f4c56" officeooo:paragraph-rsid="000f4c56"/>
    </style:style>
    <style:style style:name="P2" style:family="paragraph" style:parent-style-name="Standard">
      <style:paragraph-properties fo:text-align="justify" style:justify-single-word="false"/>
      <style:text-properties officeooo:rsid="00100e85" officeooo:paragraph-rsid="00100e85"/>
    </style:style>
    <style:style style:name="P3" style:family="paragraph" style:parent-style-name="Standard">
      <style:paragraph-properties fo:text-align="justify" style:justify-single-word="false"/>
      <style:text-properties officeooo:rsid="00100e85" officeooo:paragraph-rsid="0011cd23"/>
    </style:style>
    <style:style style:name="P4" style:family="paragraph" style:parent-style-name="Standard">
      <style:paragraph-properties fo:text-align="justify" style:justify-single-word="false"/>
      <style:text-properties officeooo:rsid="0012997d" officeooo:paragraph-rsid="0012997d"/>
    </style:style>
    <style:style style:name="P5" style:family="paragraph" style:parent-style-name="Standard" style:list-style-name="L6">
      <style:paragraph-properties fo:text-align="start" style:justify-single-word="false"/>
      <style:text-properties officeooo:rsid="0012acfc" officeooo:paragraph-rsid="0012acfc"/>
    </style:style>
    <style:style style:name="P6" style:family="paragraph" style:parent-style-name="Standard" style:list-style-name="L6">
      <style:paragraph-properties fo:text-align="start" style:justify-single-word="false"/>
      <style:text-properties officeooo:rsid="0012acfc" officeooo:paragraph-rsid="00131984"/>
    </style:style>
    <style:style style:name="P7" style:family="paragraph" style:parent-style-name="Standard" style:list-style-name="L6">
      <style:paragraph-properties fo:text-align="start" style:justify-single-word="false"/>
      <style:text-properties officeooo:rsid="0013c2b9" officeooo:paragraph-rsid="0013c2b9"/>
    </style:style>
    <style:style style:name="P8" style:family="paragraph" style:parent-style-name="Standard">
      <style:paragraph-properties fo:text-align="justify" style:justify-single-word="false"/>
      <style:text-properties officeooo:rsid="0015781a" officeooo:paragraph-rsid="0015781a"/>
    </style:style>
    <style:style style:name="P9" style:family="paragraph" style:parent-style-name="Standard">
      <style:paragraph-properties fo:text-align="justify" style:justify-single-word="false"/>
      <style:text-properties officeooo:rsid="00168612" officeooo:paragraph-rsid="00168612"/>
    </style:style>
    <style:style style:name="P10" style:family="paragraph" style:parent-style-name="Standard" style:list-style-name="L3">
      <style:paragraph-properties fo:text-align="justify" style:justify-single-word="false"/>
      <style:text-properties officeooo:rsid="00168612" officeooo:paragraph-rsid="00168612"/>
    </style:style>
    <style:style style:name="P11" style:family="paragraph" style:parent-style-name="Standard">
      <style:paragraph-properties fo:text-align="justify" style:justify-single-word="false"/>
      <style:text-properties officeooo:rsid="001809a0" officeooo:paragraph-rsid="001809a0"/>
    </style:style>
    <style:style style:name="P12" style:family="paragraph" style:parent-style-name="Standard">
      <style:paragraph-properties fo:text-align="justify" style:justify-single-word="false"/>
      <style:text-properties officeooo:rsid="000fd1fd" officeooo:paragraph-rsid="000fd1fd"/>
    </style:style>
    <style:style style:name="P13" style:family="paragraph" style:parent-style-name="Standard">
      <style:paragraph-properties fo:text-align="justify" style:justify-single-word="false"/>
      <style:text-properties officeooo:rsid="000feda5" officeooo:paragraph-rsid="000feda5"/>
    </style:style>
    <style:style style:name="P14" style:family="paragraph" style:parent-style-name="Standard">
      <style:paragraph-properties fo:text-align="justify" style:justify-single-word="false"/>
      <style:text-properties officeooo:rsid="0018ad78" officeooo:paragraph-rsid="0018ad78"/>
    </style:style>
    <style:style style:name="P15" style:family="paragraph" style:parent-style-name="Standard" style:list-style-name="L3">
      <style:paragraph-properties fo:text-align="justify" style:justify-single-word="false"/>
      <style:text-properties officeooo:rsid="001be7f6" officeooo:paragraph-rsid="001be7f6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809a0" officeooo:paragraph-rsid="001809a0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2997d" officeooo:paragraph-rsid="0012997d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68612" officeooo:paragraph-rsid="00168612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5781a" officeooo:paragraph-rsid="0015781a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f4c56" officeooo:paragraph-rsid="000f4c56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6b40b" officeooo:paragraph-rsid="0026b40b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47f7f" officeooo:paragraph-rsid="00247f7f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c2a27" officeooo:paragraph-rsid="002c2a27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4ad38" officeooo:paragraph-rsid="0024ad38"/>
    </style:style>
    <style:style style:name="P25" style:family="paragraph" style:parent-style-name="Standard" style:list-style-name="L3">
      <style:paragraph-properties fo:text-align="justify" style:justify-single-word="false"/>
      <style:text-properties officeooo:rsid="001deca5" officeooo:paragraph-rsid="001deca5"/>
    </style:style>
    <style:style style:name="P26" style:family="paragraph" style:parent-style-name="Standard" style:list-style-name="L3">
      <style:paragraph-properties fo:text-align="justify" style:justify-single-word="false"/>
      <style:text-properties officeooo:rsid="0020c3cf" officeooo:paragraph-rsid="0020c3cf"/>
    </style:style>
    <style:style style:name="P27" style:family="paragraph" style:parent-style-name="Standard" style:list-style-name="L3">
      <style:paragraph-properties fo:text-align="justify" style:justify-single-word="false"/>
      <style:text-properties officeooo:rsid="0021598f" officeooo:paragraph-rsid="0021598f"/>
    </style:style>
    <style:style style:name="P28" style:family="paragraph" style:parent-style-name="Standard" style:list-style-name="L6">
      <style:paragraph-properties fo:text-align="start" style:justify-single-word="false"/>
      <style:text-properties fo:font-weight="normal" officeooo:rsid="00312950" officeooo:paragraph-rsid="00312950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text-underline-style="none" fo:font-weight="normal" officeooo:rsid="0024ad38" officeooo:paragraph-rsid="0024ad38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text-underline-style="none" fo:font-weight="normal" officeooo:rsid="002c2a27" officeooo:paragraph-rsid="002c2a27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text-underline-style="none" fo:font-weight="normal" officeooo:rsid="002e066c" officeooo:paragraph-rsid="002e066c" style:font-weight-asian="normal" style:font-weight-complex="normal"/>
    </style:style>
    <style:style style:name="P32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2e066c" officeooo:paragraph-rsid="002e066c" style:font-weight-asian="normal" style:font-weight-complex="normal"/>
    </style:style>
    <style:style style:name="P33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2e41d7" officeooo:paragraph-rsid="002e41d7" style:font-weight-asian="normal" style:font-weight-complex="normal"/>
    </style:style>
    <style:style style:name="P34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2f48bd" officeooo:paragraph-rsid="002f48bd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text-underline-style="none" fo:font-weight="normal" officeooo:rsid="00312950" officeooo:paragraph-rsid="00312950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text-underline-style="none" fo:font-weight="normal" officeooo:rsid="003165f5" officeooo:paragraph-rsid="003165f5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ndale Mono" style:text-underline-style="none" fo:font-weight="normal" officeooo:rsid="0024ad38" officeooo:paragraph-rsid="0024ad38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ndale Mono" style:text-underline-style="none" fo:font-weight="normal" officeooo:rsid="00260a7c" officeooo:paragraph-rsid="00260a7c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Andale Mono" officeooo:rsid="0026b40b" officeooo:paragraph-rsid="0026b40b"/>
    </style:style>
    <style:style style:name="P40" style:family="paragraph" style:parent-style-name="Standard">
      <style:paragraph-properties fo:text-align="justify" style:justify-single-word="false"/>
      <style:text-properties style:font-name="Andale Mono" fo:font-size="11pt" officeooo:rsid="003165f5" officeooo:paragraph-rsid="003165f5" style:font-size-asian="9.60000038146973pt" style:font-size-complex="11pt"/>
    </style:style>
    <style:style style:name="P41" style:family="paragraph" style:parent-style-name="Standard">
      <style:paragraph-properties fo:text-align="justify" style:justify-single-word="false"/>
      <style:text-properties officeooo:rsid="0026b40b" officeooo:paragraph-rsid="0026b40b"/>
    </style:style>
    <style:style style:name="P42" style:family="paragraph" style:parent-style-name="Standard">
      <style:paragraph-properties fo:text-align="justify" style:justify-single-word="false"/>
      <style:text-properties officeooo:rsid="002811a9" officeooo:paragraph-rsid="002811a9"/>
    </style:style>
    <style:style style:name="P43" style:family="paragraph" style:parent-style-name="Standard">
      <style:paragraph-properties fo:text-align="justify" style:justify-single-word="false" fo:break-before="page"/>
      <style:text-properties style:text-underline-style="solid" style:text-underline-width="auto" style:text-underline-color="font-color" fo:font-weight="bold" officeooo:rsid="00100e85" officeooo:paragraph-rsid="00100e85" style:font-weight-asian="bold" style:font-weight-complex="bold"/>
    </style:style>
    <style:style style:name="P44" style:family="paragraph" style:parent-style-name="Standard" style:master-page-name="Landscape">
      <style:paragraph-properties fo:text-align="justify" style:justify-single-word="false" style:page-number="auto"/>
      <style:text-properties officeooo:rsid="0026b40b" officeooo:paragraph-rsid="0026b40b"/>
    </style:style>
    <style:style style:name="P45" style:family="paragraph" style:parent-style-name="Text_20_body">
      <style:paragraph-properties fo:text-align="center" style:justify-single-word="false"/>
      <style:text-properties style:font-name="Times New Roman1" fo:font-size="14pt" officeooo:paragraph-rsid="001ef95d"/>
    </style:style>
    <style:style style:name="P46" style:family="paragraph" style:parent-style-name="Text_20_body">
      <style:paragraph-properties fo:margin-left="0cm" fo:margin-right="1cm" fo:line-height="115%" fo:text-align="center" style:justify-single-word="false" fo:text-indent="0cm" style:auto-text-indent="false"/>
      <style:text-properties style:font-name="Times New Roman1" fo:font-size="14pt" officeooo:paragraph-rsid="001ef95d"/>
    </style:style>
    <style:style style:name="P47" style:family="paragraph" style:parent-style-name="Text_20_body">
      <style:paragraph-properties fo:margin-left="0cm" fo:margin-right="1cm" fo:line-height="115%" fo:text-align="center" style:justify-single-word="false" fo:text-indent="0cm" style:auto-text-indent="false"/>
      <style:text-properties style:font-name="Times New Roman1" fo:font-size="14pt" style:text-underline-style="none" fo:font-weight="normal" officeooo:rsid="00100e85" officeooo:paragraph-rsid="001ef95d" style:font-weight-asian="normal" style:font-weight-complex="normal"/>
    </style:style>
    <style:style style:name="P48" style:family="paragraph" style:parent-style-name="Text_20_body">
      <style:paragraph-properties fo:margin-left="0cm" fo:margin-right="1cm" fo:line-height="115%" fo:text-align="center" style:justify-single-word="false" fo:text-indent="0cm" style:auto-text-indent="false"/>
      <style:text-properties officeooo:paragraph-rsid="001ef95d"/>
    </style:style>
    <style:style style:name="P49" style:family="paragraph" style:parent-style-name="Text_20_body">
      <style:paragraph-properties fo:margin-left="0cm" fo:margin-right="1cm" fo:margin-top="0cm" fo:margin-bottom="0.353cm" loext:contextual-spacing="false" fo:line-height="115%" fo:text-align="end" style:justify-single-word="false" fo:text-indent="0cm" style:auto-text-indent="false"/>
      <style:text-properties style:font-name="Times New Roman1" fo:font-size="14pt" officeooo:paragraph-rsid="001ef95d"/>
    </style:style>
    <style:style style:name="P50" style:family="paragraph" style:parent-style-name="Text_20_body">
      <style:paragraph-properties fo:margin-left="6.244cm" fo:margin-right="1cm" fo:margin-top="0cm" fo:margin-bottom="0.353cm" loext:contextual-spacing="false" fo:line-height="115%" fo:text-align="end" style:justify-single-word="false" fo:text-indent="1.249cm" style:auto-text-indent="false"/>
      <style:text-properties style:font-name="Times New Roman1" fo:font-size="14pt" officeooo:paragraph-rsid="001ef95d"/>
    </style:style>
    <style:style style:name="P5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1" fo:font-size="14pt" officeooo:rsid="000a7ab9" officeooo:paragraph-rsid="001ef95d"/>
    </style:style>
    <style:style style:name="P52" style:family="paragraph" style:parent-style-name="Footer">
      <style:paragraph-properties fo:text-align="center" style:justify-single-word="false"/>
    </style:style>
    <style:style style:name="T1" style:family="text">
      <style:text-properties officeooo:rsid="00117a53"/>
    </style:style>
    <style:style style:name="T2" style:family="text">
      <style:text-properties officeooo:rsid="0012acfc"/>
    </style:style>
    <style:style style:name="T3" style:family="text">
      <style:text-properties officeooo:rsid="0013198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31984" style:font-weight-asian="bold" style:font-weight-complex="bold"/>
    </style:style>
    <style:style style:name="T6" style:family="text">
      <style:text-properties fo:font-weight="bold" officeooo:rsid="0012acfc" style:font-weight-asian="bold" style:font-weight-complex="bold"/>
    </style:style>
    <style:style style:name="T7" style:family="text">
      <style:text-properties officeooo:rsid="00186369"/>
    </style:style>
    <style:style style:name="T8" style:family="text">
      <style:text-properties officeooo:rsid="0018f19c"/>
    </style:style>
    <style:style style:name="T9" style:family="text">
      <style:text-properties officeooo:rsid="001cbc38"/>
    </style:style>
    <style:style style:name="T10" style:family="text">
      <style:text-properties officeooo:rsid="001deca5"/>
    </style:style>
    <style:style style:name="T11" style:family="text">
      <style:text-properties officeooo:rsid="001ee10f"/>
    </style:style>
    <style:style style:name="T12" style:family="text">
      <style:text-properties officeooo:rsid="0006f759"/>
    </style:style>
    <style:style style:name="T13" style:family="text">
      <style:text-properties style:font-name="Times New Roman1" fo:font-size="14pt"/>
    </style:style>
    <style:style style:name="T14" style:family="text">
      <style:text-properties style:font-name="Times New Roman1" fo:font-size="14pt" officeooo:rsid="000a7ab9"/>
    </style:style>
    <style:style style:name="T15" style:family="text">
      <style:text-properties style:font-name="Times New Roman1" fo:font-size="14pt" fo:language="ru" fo:country="RU" officeooo:rsid="001efb7a"/>
    </style:style>
    <style:style style:name="T16" style:family="text">
      <style:text-properties officeooo:rsid="000bb166"/>
    </style:style>
    <style:style style:name="T17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01efb7a" fo:background-color="transparent" loext:char-shading-value="0" style:font-size-asian="14pt" style:font-size-complex="14pt"/>
    </style:style>
    <style:style style:name="T18" style:family="text">
      <style:text-properties fo:language="ru" fo:country="RU" officeooo:rsid="001aa8e0"/>
    </style:style>
    <style:style style:name="T19" style:family="text">
      <style:text-properties fo:language="ru" fo:country="RU" officeooo:rsid="0008893c"/>
    </style:style>
    <style:style style:name="T20" style:family="text">
      <style:text-properties fo:language="ru" fo:country="RU" officeooo:rsid="001ef95d"/>
    </style:style>
    <style:style style:name="T21" style:family="text">
      <style:text-properties officeooo:rsid="001ef95d"/>
    </style:style>
    <style:style style:name="T22" style:family="text">
      <style:text-properties officeooo:rsid="001efb7a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officeooo:rsid="00230018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fo:font-weight="normal" officeooo:rsid="002811a9" style:font-weight-asian="normal" style:font-weight-complex="normal"/>
    </style:style>
    <style:style style:name="T28" style:family="text">
      <style:text-properties officeooo:rsid="002982de"/>
    </style:style>
    <style:style style:name="T29" style:family="text">
      <style:text-properties officeooo:rsid="002e066c"/>
    </style:style>
    <style:style style:name="T30" style:family="text">
      <style:text-properties officeooo:rsid="002e41d7"/>
    </style:style>
    <style:style style:name="T31" style:family="text">
      <style:text-properties officeooo:rsid="002f4879"/>
    </style:style>
    <style:style style:name="T32" style:family="text">
      <style:text-properties officeooo:rsid="002f48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ФГБОУ ВО «Воронежский Государственный Университет»</text:p>
      <text:p text:style-name="P45">Математический факультет</text:p>
      <text:p text:style-name="P48"/>
      <text:p text:style-name="P48"/>
      <text:p text:style-name="P48"/>
      <text:p text:style-name="P48"/>
      <text:p text:style-name="P48"/>
      <text:p text:style-name="P48"/>
      <text:p text:style-name="P48"><text:span text:style-name="T13">Отчет по </text:span><text:span text:style-name="T14">л</text:span><text:span text:style-name="T13">абораторной работе №</text:span><text:span text:style-name="T15">2</text:span></text:p>
      <text:p text:style-name="P46"><text:span text:style-name="T16">П</text:span>о дисциплине «<text:span text:style-name="T22">Информационная безопасность</text:span>»</text:p>
      <text:p text:style-name="P48"><text:span text:style-name="T14">Тема: «</text:span><text:span text:style-name="T17">Сжатие информации</text:span><text:span text:style-name="T14">»</text:span></text:p>
      <text:p text:style-name="P46"><text:span text:style-name="T18"/></text:p>
      <text:p text:style-name="P48"/>
      <text:p text:style-name="P48"/>
      <text:p text:style-name="P48"/>
      <text:p text:style-name="P48"/>
      <text:p text:style-name="P46"/>
      <text:p text:style-name="P46"/>
      <text:p text:style-name="P46"/>
      <text:p text:style-name="P49">Выполнил: <text:span text:style-name="T20">Авдеев Николай Николаевич</text:span>,</text:p>
      <text:p text:style-name="P50">студент <text:span text:style-name="T21">4</text:span> курса, группы <text:span text:style-name="T21">КАТМА</text:span>.</text:p>
      <text:p text:style-name="P49">Проверил: <text:span text:style-name="T21">к. ф.-м. н., доц. Завгородний М</text:span><text:span text:style-name="T19">. </text:span><text:span text:style-name="T20">Г.</text:span></text:p>
      <text:p text:style-name="P48"/>
      <text:p text:style-name="P48"/>
      <text:p text:style-name="P46"/>
      <text:p text:style-name="P46"/>
      <text:p text:style-name="P46"/>
      <text:p text:style-name="P46"/>
      <text:p text:style-name="P47">Воронеж 201<text:span text:style-name="T12">6</text:span></text:p>
      <text:p text:style-name="P43">Цель работы</text:p>
      <text:p text:style-name="P2"/>
      <text:p text:style-name="P3">В качестве цели работы не ставилось повторение реализации уже известных алгоритмов; такая реализация не имела бы никакой новизны <text:span text:style-name="T1">и, скорее всего, значительно проигрывала существующим программам по эффективности сжатия.</text:span></text:p>
      <text:p text:style-name="P3"><text:span text:style-name="T1">Вместо этого целью работы было выбрано изучение возможности обработки специализированных данных — HTML-кода — с целью повышения эффективности их сжатия существующими алгоритмами.</text:span></text:p>
      <text:p text:style-name="P3"/>
      <text:p text:style-name="P18">Материалы исследования</text:p>
      <text:p text:style-name="P9">доступны по адресу <text:a xlink:type="simple" xlink:href="https://github.com/nickkolok/htmlszhat" text:style-name="Internet_20_link" text:visited-style-name="Visited_20_Internet_20_Link">https://github.com/nickkolok/htmlszhat</text:a></text:p>
      <text:p text:style-name="P9"/>
      <text:p text:style-name="P3"/>
      <text:p text:style-name="P17">Допустимые потери</text:p>
      <text:p text:style-name="P4"/>
      <text:p text:style-name="P4">Учитывая специфичность обрабатываемых данных, <text:span text:style-name="T2">было принято решение использовать сжатие с потерями. Допустимыми потерями будем считать:</text:span></text:p>
      <text:list xml:id="list756088940675583981" text:style-name="L6">
        <text:list-item>
          <text:p text:style-name="P5">Изменение количества пробельных символов внутри тэга — следующие фрагменты кода эквивалентны:<text:line-break/>а)<text:line-break/><text:span text:style-name="T4">&lt;a href="//vk.com" target="_blank"&gt;</text:span><text:line-break/>б)<text:line-break/><text:span text:style-name="T4">&lt;a<text:line-break/><text:tab/> href="//vk.com"<text:line-break/><text:tab/> target="_blank"<text:line-break/>&gt;</text:span></text:p>
        </text:list-item>
        <text:list-item>
          <text:p text:style-name="P6">Изменение кавычек <text:span text:style-name="T3">вокруг значения атрибута</text:span> — следующие фрагменты кода эквивалентны:<text:line-break/>а)<text:line-break/><text:span text:style-name="T4">&lt;a href="//vk.com" target="_blank"&gt;</text:span><text:line-break/><text:span text:style-name="T3">б</text:span>)<text:line-break/><text:span text:style-name="T4">&lt;a href="//vk.com" target=_blank&gt;</text:span><text:line-break/><text:span text:style-name="T3">в)</text:span><text:line-break/><text:span text:style-name="T4">&lt;a href=</text:span><text:span text:style-name="T5">'</text:span><text:span text:style-name="T4">//vk.com</text:span><text:span text:style-name="T5">'</text:span><text:span text:style-name="T4"> target=</text:span><text:span text:style-name="T5">'</text:span><text:span text:style-name="T4">_blank</text:span><text:span text:style-name="T5">'</text:span><text:span text:style-name="T4">&gt;</text:span></text:p>
        </text:list-item>
        <text:list-item>
          <text:p text:style-name="P7">Изменение порядка следования атрибутов<text:span text:style-name="T2"> — следующие фрагменты кода эквивалентны:<text:line-break/>а)<text:line-break/></text:span><text:span text:style-name="T6">&lt;a href="//vk.com" target="_blank"&gt;</text:span><text:span text:style-name="T2"><text:line-break/></text:span>б<text:span text:style-name="T2">)<text:line-break/></text:span><text:span text:style-name="T6">&lt;a target="_blank" href="//vk.com"&gt;</text:span></text:p>
        </text:list-item>
        <text:list-item>
          <text:p text:style-name="P28">Изменение порядка следования классов.</text:p>
        </text:list-item>
      </text:list>
      <text:p text:style-name="P1"/>
      <text:p text:style-name="P16">Актуальность исследования</text:p>
      <text:p text:style-name="P11"/>
      <text:p text:style-name="P11">Несмотря на то, что HTML-код занимает малую долю современного интернет-трафика, <text:span text:style-name="T7">значительно уступая изображениям и видеоданным,</text:span> именно <text:span text:style-name="T7">он является наиболее динамичным, т. е. наиболее частно обновляемым и потому плохо кэшируется. Каждая запись на "стене ВКонтакте", каждая страница, открытая пользователем на форуме — это уникальный фрагмент HTML-кода, сгенерированный сервером в момент обращения. Скорость передачи таких фрагментов и возможность их сжатия важны в том числе для пользователей мобильных платформ.</text:span></text:p>
      <text:p text:style-name="P14">Заметим, что стандартными методами уменьшения объёма передаваемого HTML-кода <text:span text:style-name="T8">являются минификация (сжатие с потерями) и затем gzip-сжатие, т. е. сжатия с помощью комбинации </text:span><text:soft-page-break/><text:span text:style-name="T8">алгоритмов LZ77 и Хаффмана. Попытка разработчиков браузера Chromium внедрить bzip2-сжатие, т. е. сжатие с помощью алгоритмов BWT и MTF, провалились по техническим причинам; тем не менее, есть основания предполагать, что такие попытки будут возобновлены.</text:span></text:p>
      <text:p text:style-name="P8"/>
      <text:p text:style-name="P19">Методика исследования</text:p>
      <text:p text:style-name="P8"/>
      <text:list xml:id="list871147272077988963" text:style-name="L3">
        <text:list-item>
          <text:p text:style-name="P10">Создана выборка HTML-страниц из числа страниц, реально размещённых во Всемирной сети (см. <text:a xlink:type="simple" xlink:href="https://github.com/nickkolok/htmlszhat/tree/master/testpages" text:style-name="Internet_20_link" text:visited-style-name="Visited_20_Internet_20_Link">https://github.com/nickkolok/htmlszhat/tree/master/testpages</text:a>).</text:p>
        </text:list-item>
        <text:list-item>
          <text:p text:style-name="P15">В отношении каждой страницы применяется <text:span text:style-name="T10">процесс нормализации — вносятся потери, соответствующие первым двум пунктам (пробельные лексемы и вид кавычек в тэгах).</text:span></text:p>
        </text:list-item>
        <text:list-item>
          <text:p text:style-name="P25">Каждая нормализованная страница подвергается обработке алгоритмом, <text:span text:style-name="T11">соответствующим третьему виду допустимых потерь, т. е. определённым образом изменяющим порядок следования атрибутов у тэгов.</text:span></text:p>
        </text:list-item>
        <text:list-item>
          <text:p text:style-name="P26">Каждая нормализованная страница и каждая обработанная страница подвергаются сжатию алгоритмами gzip и bzip2.</text:p>
        </text:list-item>
        <text:list-item>
          <text:p text:style-name="P27">Сравниваются размеры архивов, <text:span text:style-name="T25">полученных их нормализованной и обработанной версий страницы. Сравнение производится именно таким образом, чтобы оценить влияние именно порядка атрибутов на сжатие стандартными алгоритмами.</text:span></text:p>
        </text:list-item>
      </text:list>
      <text:p text:style-name="P29"/>
      <text:p text:style-name="P29">Сравнивающий скрипт:</text:p>
      <text:p text:style-name="P29"><text:span text:style-name="T23"/></text:p>
      <text:p text:style-name="P37">#!/bin/bash</text:p>
      <text:p text:style-name="P37">cd testpages</text:p>
      <text:p text:style-name="P37"/>
      <text:p text:style-name="P37">for html in `ls *.html`</text:p>
      <text:p text:style-name="P37">do</text:p>
      <text:p text:style-name="P37"><text:tab/>js ../htmlszhat.js $html &gt; /dev/null</text:p>
      <text:p text:style-name="P37"/>
      <text:p text:style-name="P37"><text:tab/>gzip -c9 <text:s text:c="2"/>$html <text:s text:c="11"/>&gt; $html.gz</text:p>
      <text:p text:style-name="P37"><text:tab/>gzip -c9 <text:s text:c="2"/>$html.htmlszhat <text:s/>&gt; $html.gz.htmlszhat</text:p>
      <text:p text:style-name="P37"><text:tab/>gzip -c9 <text:s text:c="2"/>$html.htmlorig <text:s text:c="2"/>&gt; $html.gz.htmlorig</text:p>
      <text:p text:style-name="P37"/>
      <text:p text:style-name="P37"><text:tab/>bzip2 -kc <text:s text:c="2"/>$html <text:s text:c="10"/>&gt; $html.bz2</text:p>
      <text:p text:style-name="P37"><text:tab/>bzip2 -kc <text:s text:c="2"/>$html.htmlszhat &gt; $html.bz2.htmlszhat</text:p>
      <text:p text:style-name="P37"><text:tab/>bzip2 -kc <text:s text:c="2"/>$html.htmlorig <text:s/>&gt; $html.bz2.htmlorig</text:p>
      <text:p text:style-name="P37"/>
      <text:p text:style-name="P37">done;</text:p>
      <text:p text:style-name="P37"/>
      <text:p text:style-name="P38">ls -l | awk {'print $5"\t"$9'}</text:p>
      <text:p text:style-name="P37"/>
      <text:p text:style-name="P37">echo "Файлов: " `ls -1 *.gz.htmlorig <text:s/>| wc -l`</text:p>
      <text:p text:style-name="P37">echo ""</text:p>
      <text:p text:style-name="P37"/>
      <text:p text:style-name="P37">echo "*.gz.htmlorig : " `wc -c *.gz.htmlorig <text:s text:c="3"/>| tail -1`</text:p>
      <text:p text:style-name="P37">echo "*.gz.htmlszhat: " `wc -c *.gz.htmlszhat <text:s text:c="2"/>| tail -1`</text:p>
      <text:p text:style-name="P37">echo ""</text:p>
      <text:p text:style-name="P37"/>
      <text:p text:style-name="P37">echo "*.bz2.htmlorig :" `wc -c *.bz2.htmlorig <text:s text:c="2"/>| tail -1`</text:p>
      <text:p text:style-name="P37">echo "*.bz2.htmlszhat:" `wc -c *.bz2.htmlszhat <text:s/>| tail -1`</text:p>
      <text:p text:style-name="P24"><text:span text:style-name="T4"/></text:p>
      <text:p text:style-name="P24"><text:span text:style-name="T4"/></text:p>
      <text:p text:style-name="P8"><text:soft-page-break/><text:span text:style-name="T24">Алгоритм подготовки данных к сжатию</text:span></text:p>
      <text:p text:style-name="P30">Подготовка данных к сжатию основывается на следующей идее: упорядочив атрибуты тэгов, мы можем добиться увеличения количества и длины повторяющихся строк, что положительно скажется на сжимаемости <text:span text:style-name="T29">HTML-код</text:span>.</text:p>
      <text:p text:style-name="P30"/>
      <text:p text:style-name="P31">Для каждого вида тэгов (&lt;a&gt; — отдельно, &lt;div&gt; — отдельно и т. д.)производится следующее:</text:p>
      <text:list xml:id="list8761042277668299533" text:style-name="L5">
        <text:list-item>
          <text:p text:style-name="P32">Составляется множество тэгов данного вида. <text:span text:style-name="T30">В начале алгоритма список упорядоченных атрибутов у каждого тэга пуст, все атрибуты считаются неупорядоченными.</text:span></text:p>
        </text:list-item>
        <text:list-item>
          <text:p text:style-name="P32">На заданном множестве отыскивается наиболее частотный <text:span text:style-name="T31">неупорядоченный </text:span>атрибут <text:span text:style-name="T30">(если таких несколько — из них выбирается атрибут с максимальной длиной названия).</text:span></text:p>
        </text:list-item>
        <text:list-item>
          <text:p text:style-name="P33">Для тех тэгов из обрабатываемого множества, у которых выбранный атрибут присутствует, он переносится в конец <text:span text:style-name="T32">списка упорядоченных атрибутов.</text:span></text:p>
        </text:list-item>
        <text:list-item>
          <text:p text:style-name="P34">Для подмножества обрабатываемого множества тэгов, у которых присутствует выбранный атрибут, и для подмножества тэгов, у которых он отсутствует, по отдельности применяется этот алгоритм, начиная с пункта 2, рекурсивно.</text:p>
        </text:list-item>
      </text:list>
      <text:p text:style-name="P35">Для классов применяется аналогичный алгоритм на множестве всех тэгов.</text:p>
      <text:p text:style-name="P30"/>
      <text:p text:style-name="P23">Исходный код программы</text:p>
      <text:p text:style-name="P36">(язык реализации — javascript)</text:p>
      <text:p text:style-name="P40">var fs = require('fs');</text:p>
      <text:p text:style-name="P40">var cheerio = require('cheerio');</text:p>
      <text:p text:style-name="P40"/>
      <text:p text:style-name="P40">var filename = process.argv[2];</text:p>
      <text:p text:style-name="P40"/>
      <text:p text:style-name="P40">function safeinc(obj,key){</text:p>
      <text:p text:style-name="P40"><text:tab/>if(obj[key]){</text:p>
      <text:p text:style-name="P40"><text:tab/><text:tab/>obj[key]++;</text:p>
      <text:p text:style-name="P40"><text:tab/>} else {</text:p>
      <text:p text:style-name="P40"><text:tab/><text:tab/>obj[key] = 1;</text:p>
      <text:p text:style-name="P40"><text:tab/>}</text:p>
      <text:p text:style-name="P40">}</text:p>
      <text:p text:style-name="P40"/>
      <text:p text:style-name="P40"/>
      <text:p text:style-name="P40">function getTagsFrequency($){</text:p>
      <text:p text:style-name="P40"><text:tab/>// Возвращает список тэгов с количеством употреблений каждого из них</text:p>
      <text:p text:style-name="P40"><text:tab/>var allTags = $('*');</text:p>
      <text:p text:style-name="P40"><text:tab/>var frequency = {};</text:p>
      <text:p text:style-name="P40"><text:tab/>for(var i = 0; i &lt; allTags.length; i++){</text:p>
      <text:p text:style-name="P40"><text:tab/><text:tab/>safeinc(frequency,allTags[i].name)</text:p>
      <text:p text:style-name="P40"><text:tab/>}</text:p>
      <text:p text:style-name="P40"><text:tab/>return frequency;</text:p>
      <text:p text:style-name="P40">}</text:p>
      <text:p text:style-name="P40"/>
      <text:p text:style-name="P40">function filterFrequency(frequency){</text:p>
      <text:p text:style-name="P40"><text:tab/>for(var attr in frequency){</text:p>
      <text:p text:style-name="P40"><text:tab/><text:tab/>if(frequency[attr] === 1){</text:p>
      <text:p text:style-name="P40"><text:tab/><text:tab/><text:tab/>delete frequency[attr];</text:p>
      <text:p text:style-name="P40"><text:tab/><text:tab/>}</text:p>
      <text:p text:style-name="P40"><text:tab/>}</text:p>
      <text:p text:style-name="P40"><text:tab/>return frequency;</text:p>
      <text:p text:style-name="P40">}</text:p>
      <text:p text:style-name="P40"/>
      <text:p text:style-name="P40">function getClassFrequency(tags,placed){</text:p>
      <text:p text:style-name="P40"><text:tab/>var freq = {};</text:p>
      <text:p text:style-name="P40"><text:soft-page-break/><text:tab/>for(var i=0; i&lt;tags.length; i++){</text:p>
      <text:p text:style-name="P40"><text:tab/><text:tab/>if(!(tags[i].attribs['class'])){</text:p>
      <text:p text:style-name="P40"><text:tab/><text:tab/><text:tab/>continue;</text:p>
      <text:p text:style-name="P40"><text:tab/><text:tab/>}</text:p>
      <text:p text:style-name="P40"><text:tab/><text:tab/>var classes = tags[i].attribs['class'].split(' ');</text:p>
      <text:p text:style-name="P40"><text:tab/><text:tab/>for(var j=placed; classes &amp;&amp; j &lt; classes.length; j++){</text:p>
      <text:p text:style-name="P40"><text:tab/><text:tab/><text:tab/>safeinc(freq,classes[j]);</text:p>
      <text:p text:style-name="P40"><text:tab/><text:tab/>}</text:p>
      <text:p text:style-name="P40"><text:tab/>}</text:p>
      <text:p text:style-name="P40"><text:tab/>return freq;</text:p>
      <text:p text:style-name="P40">}</text:p>
      <text:p text:style-name="P40"/>
      <text:p text:style-name="P40">function classToPosition(tag,className,position){</text:p>
      <text:p text:style-name="P40"><text:tab/>var classArray = tag.attribs['class'].split(' ');</text:p>
      <text:p text:style-name="P40"><text:tab/>for(var i=0; i&lt;classArray.length; i++){</text:p>
      <text:p text:style-name="P40"><text:tab/><text:tab/>if(classArray[i]===className){</text:p>
      <text:p text:style-name="P40"><text:tab/><text:tab/><text:tab/>classArray.splice(i,1);</text:p>
      <text:p text:style-name="P40"><text:tab/><text:tab/><text:tab/>break;</text:p>
      <text:p text:style-name="P40"><text:tab/><text:tab/>}</text:p>
      <text:p text:style-name="P40"><text:tab/>}</text:p>
      <text:p text:style-name="P40"><text:tab/>classArray.splice(position,0,className);</text:p>
      <text:p text:style-name="P40"><text:tab/>tag.attribs['class'] = classArray.join(' ');</text:p>
      <text:p text:style-name="P40">}</text:p>
      <text:p text:style-name="P40"/>
      <text:p text:style-name="P40">function hasClass(tag,className){</text:p>
      <text:p text:style-name="P40"><text:tab/>if(!(tag.attribs['class'])){</text:p>
      <text:p text:style-name="P40"><text:tab/><text:tab/>return false;</text:p>
      <text:p text:style-name="P40"><text:tab/>}</text:p>
      <text:p text:style-name="P40"><text:tab/>var classArray = tag.attribs['class'].split(' ');</text:p>
      <text:p text:style-name="P40"><text:tab/>for(var i=0; i&lt;classArray.length; i++){</text:p>
      <text:p text:style-name="P40"><text:tab/><text:tab/>if(classArray[i]===className){</text:p>
      <text:p text:style-name="P40"><text:tab/><text:tab/><text:tab/>return true;</text:p>
      <text:p text:style-name="P40"><text:tab/><text:tab/>}</text:p>
      <text:p text:style-name="P40"><text:tab/>}</text:p>
      <text:p text:style-name="P40"><text:tab/>return false;</text:p>
      <text:p text:style-name="P40">}</text:p>
      <text:p text:style-name="P40"/>
      <text:p text:style-name="P40">function filterTagsWithTooFewClasses(tags,count){</text:p>
      <text:p text:style-name="P40"><text:tab/>var goodTags=[];</text:p>
      <text:p text:style-name="P40"><text:tab/>for(var i=0; i&lt;tags.length; i++){</text:p>
      <text:p text:style-name="P40"><text:tab/><text:tab/>if(!(tags[i].attribs['class'])){</text:p>
      <text:p text:style-name="P40"><text:tab/><text:tab/><text:tab/>continue;</text:p>
      <text:p text:style-name="P40"><text:tab/><text:tab/>}</text:p>
      <text:p text:style-name="P40"><text:tab/><text:tab/>if(tags[i].attribs['class'].split(' ').length&gt;count){</text:p>
      <text:p text:style-name="P40"><text:tab/><text:tab/><text:tab/>goodTags.push(tags[i]);</text:p>
      <text:p text:style-name="P40"><text:tab/><text:tab/>}</text:p>
      <text:p text:style-name="P40"><text:tab/>}</text:p>
      <text:p text:style-name="P40"><text:tab/>return goodTags;</text:p>
      <text:p text:style-name="P40">}</text:p>
      <text:p text:style-name="P40"/>
      <text:p text:style-name="P40">function optimizeClassOrder(tags,placed){</text:p>
      <text:p text:style-name="P40"><text:tab/>tags = filterTagsWithTooFewClasses(tags,placed);</text:p>
      <text:p text:style-name="P40"><text:tab/>if(tags.length &lt; 2){</text:p>
      <text:p text:style-name="P40"><text:tab/><text:tab/>return;</text:p>
      <text:p text:style-name="P40"><text:tab/>}</text:p>
      <text:p text:style-name="P40"><text:tab/>var freq = getClassFrequency(tags,placed);</text:p>
      <text:p text:style-name="P40"><text:soft-page-break/><text:tab/>var maxclass = getMaxProp(freq);</text:p>
      <text:p text:style-name="P40"><text:tab/>console.log('Наиболее частотный класс в блоке: '+maxclass)</text:p>
      <text:p text:style-name="P40"><text:tab/>var touchedTags=[], untouchedTags=[];</text:p>
      <text:p text:style-name="P40"><text:tab/>for(var i=0; i&lt;tags.length; i++){</text:p>
      <text:p text:style-name="P40"><text:tab/><text:tab/>if(hasClass(tags[i],maxclass)){</text:p>
      <text:p text:style-name="P40"><text:tab/><text:tab/><text:tab/>classToPosition(tags[i],maxclass,placed);</text:p>
      <text:p text:style-name="P40"><text:tab/><text:tab/><text:tab/>touchedTags.push(tags[i]);</text:p>
      <text:p text:style-name="P40"><text:tab/><text:tab/>} else {</text:p>
      <text:p text:style-name="P40"><text:tab/><text:tab/><text:tab/>untouchedTags.push(tags[i]);</text:p>
      <text:p text:style-name="P40"><text:tab/><text:tab/>}</text:p>
      <text:p text:style-name="P40"><text:tab/>}</text:p>
      <text:p text:style-name="P40"><text:tab/>optimizeClassOrder(untouchedTags,placed);</text:p>
      <text:p text:style-name="P40"><text:tab/>optimizeClassOrder(touchedTags,placed+1);</text:p>
      <text:p text:style-name="P40">}</text:p>
      <text:p text:style-name="P40"/>
      <text:p text:style-name="P40"/>
      <text:p text:style-name="P40">function szhat(html){</text:p>
      <text:p text:style-name="P40"><text:tab/>var $ = cheerio.load(html,{decodeEntities: false});</text:p>
      <text:p text:style-name="P40"/>
      <text:p text:style-name="P40"><text:tab/>var tags = filterFrequency(getTagsFrequency($));</text:p>
      <text:p text:style-name="P40"><text:tab/>for(var tag in tags){</text:p>
      <text:p text:style-name="P40"><text:tab/><text:tab/>console.log('Оптимизируется расположение атрибутов у тэгов &lt;'+tag+'&gt;');</text:p>
      <text:p text:style-name="P40"><text:tab/><text:tab/>optimizeAttrOrder($(tag),0);</text:p>
      <text:p text:style-name="P40"><text:tab/>}</text:p>
      <text:p text:style-name="P40"><text:tab/>console.log('Оптимизируется перестановка классов...');</text:p>
      <text:p text:style-name="P40"><text:tab/>optimizeClassOrder($('*'),0);</text:p>
      <text:p text:style-name="P40"/>
      <text:p text:style-name="P40"><text:tab/>return $.html();</text:p>
      <text:p text:style-name="P40">}</text:p>
      <text:p text:style-name="P40"/>
      <text:p text:style-name="P40">function movePropToEnd(obj,prop){</text:p>
      <text:p text:style-name="P40"><text:tab/>var val = obj[prop];</text:p>
      <text:p text:style-name="P40"><text:tab/>delete obj[prop];</text:p>
      <text:p text:style-name="P40"><text:tab/>obj[prop] = val;</text:p>
      <text:p text:style-name="P40">}</text:p>
      <text:p text:style-name="P40"/>
      <text:p text:style-name="P40"/>
      <text:p text:style-name="P40">function movePropToIndex(obj,prop,index){</text:p>
      <text:p text:style-name="P40"><text:tab/>var i = 0;</text:p>
      <text:p text:style-name="P40"><text:tab/>for(var exprop in obj){</text:p>
      <text:p text:style-name="P40"><text:tab/><text:tab/>if(i &lt; index){</text:p>
      <text:p text:style-name="P40"><text:tab/><text:tab/><text:tab/>i++;</text:p>
      <text:p text:style-name="P40"><text:tab/><text:tab/><text:tab/>continue;</text:p>
      <text:p text:style-name="P40"><text:tab/><text:tab/>}</text:p>
      <text:p text:style-name="P40"><text:tab/><text:tab/>if(prop === exprop){</text:p>
      <text:p text:style-name="P40"><text:tab/><text:tab/><text:tab/>break;</text:p>
      <text:p text:style-name="P40"><text:tab/><text:tab/>}</text:p>
      <text:p text:style-name="P40"><text:tab/><text:tab/>movePropToEnd(obj,exprop);</text:p>
      <text:p text:style-name="P40"><text:tab/>}</text:p>
      <text:p text:style-name="P40">}</text:p>
      <text:p text:style-name="P40"/>
      <text:p text:style-name="P40">function getFirstProp(obj){</text:p>
      <text:p text:style-name="P40"><text:tab/>for(var prop in obj){</text:p>
      <text:p text:style-name="P40"><text:tab/><text:tab/>return prop;</text:p>
      <text:p text:style-name="P40"><text:tab/>}</text:p>
      <text:p text:style-name="P40"><text:soft-page-break/>}</text:p>
      <text:p text:style-name="P40"/>
      <text:p text:style-name="P40">function getMaxProp(obj){</text:p>
      <text:p text:style-name="P40"><text:tab/>var maxprop = getFirstProp(obj);</text:p>
      <text:p text:style-name="P40"><text:tab/>for(var prop in obj){</text:p>
      <text:p text:style-name="P40"><text:tab/><text:tab/>if(obj[prop]&gt;obj[maxprop] || obj[prop]==obj[maxprop] &amp;&amp; (prop.length &gt; maxprop.length)){</text:p>
      <text:p text:style-name="P40"><text:tab/><text:tab/><text:tab/>maxprop = prop;</text:p>
      <text:p text:style-name="P40"><text:tab/><text:tab/>}</text:p>
      <text:p text:style-name="P40"><text:tab/>}</text:p>
      <text:p text:style-name="P40"><text:tab/>return maxprop;</text:p>
      <text:p text:style-name="P40">}</text:p>
      <text:p text:style-name="P40"/>
      <text:p text:style-name="P40">function getMostPopularAttrValue(tags,placed){</text:p>
      <text:p text:style-name="P40"><text:tab/>var freqs={};</text:p>
      <text:p text:style-name="P40"><text:tab/>for(var i=0; i&lt;tags.length; i++){</text:p>
      <text:p text:style-name="P40"><text:tab/><text:tab/>var j=0;</text:p>
      <text:p text:style-name="P40"><text:tab/><text:tab/>for(var attr in tags[i].attribs){</text:p>
      <text:p text:style-name="P40"><text:tab/><text:tab/><text:tab/>if(j&lt;placed){</text:p>
      <text:p text:style-name="P40"><text:tab/><text:tab/><text:tab/><text:tab/>j++;</text:p>
      <text:p text:style-name="P40"><text:tab/><text:tab/><text:tab/><text:tab/>continue;</text:p>
      <text:p text:style-name="P40"><text:tab/><text:tab/><text:tab/>}</text:p>
      <text:p text:style-name="P40"><text:tab/><text:tab/><text:tab/>safeinc(freqs,attr+'="'+tags[i].attribs[attr]+'"');</text:p>
      <text:p text:style-name="P40"><text:tab/><text:tab/>}</text:p>
      <text:p text:style-name="P40"><text:tab/>}</text:p>
      <text:p text:style-name="P40"><text:tab/>var maxprop = getMaxProp(freqs);</text:p>
      <text:p text:style-name="P40"><text:tab/>return freqs[maxprop] &gt; 1 ? maxprop : null;</text:p>
      <text:p text:style-name="P40">}</text:p>
      <text:p text:style-name="P40"/>
      <text:p text:style-name="P40"/>
      <text:p text:style-name="P40">function getMostPopularAttr(tags,placed){</text:p>
      <text:p text:style-name="P40"><text:tab/>var freqs={};</text:p>
      <text:p text:style-name="P40"><text:tab/>for(var i=0; i&lt;tags.length; i++){</text:p>
      <text:p text:style-name="P40"><text:tab/><text:tab/>var j=0;</text:p>
      <text:p text:style-name="P40"><text:tab/><text:tab/>for(var attr in tags[i].attribs){</text:p>
      <text:p text:style-name="P40"><text:tab/><text:tab/><text:tab/>if(j&lt;placed){</text:p>
      <text:p text:style-name="P40"><text:tab/><text:tab/><text:tab/><text:tab/>j++;</text:p>
      <text:p text:style-name="P40"><text:tab/><text:tab/><text:tab/><text:tab/>continue;</text:p>
      <text:p text:style-name="P40"><text:tab/><text:tab/><text:tab/>}</text:p>
      <text:p text:style-name="P40"><text:tab/><text:tab/><text:tab/>safeinc(freqs,attr);</text:p>
      <text:p text:style-name="P40"><text:tab/><text:tab/>}</text:p>
      <text:p text:style-name="P40"><text:tab/>}</text:p>
      <text:p text:style-name="P40"><text:tab/>var maxprop = getMaxProp(freqs);</text:p>
      <text:p text:style-name="P40"><text:tab/>return freqs[maxprop] &gt; 1 ? maxprop : null;</text:p>
      <text:p text:style-name="P40">}</text:p>
      <text:p text:style-name="P40"/>
      <text:p text:style-name="P40"/>
      <text:p text:style-name="P40"/>
      <text:p text:style-name="P40">function optimizeAttrOrder(tags,placed){</text:p>
      <text:p text:style-name="P40"><text:tab/>var maxprop = getMostPopularAttr(tags,placed);</text:p>
      <text:p text:style-name="P40"><text:tab/>if(!maxprop){</text:p>
      <text:p text:style-name="P40"><text:tab/><text:tab/>return;</text:p>
      <text:p text:style-name="P40"><text:tab/>}</text:p>
      <text:p text:style-name="P40"><text:tab/>console.log('Изучается блок:');</text:p>
      <text:p text:style-name="P40"><text:tab/>logTagsArray(tags);</text:p>
      <text:p text:style-name="P40"><text:tab/>console.log('Уже отсортировано атрибутов: '+placed);</text:p>
      <text:p text:style-name="P40"><text:soft-page-break/><text:tab/>console.log('Наиболее частотный атрибут в блоке: '+maxprop)</text:p>
      <text:p text:style-name="P40"/>
      <text:p text:style-name="P40"><text:tab/>var touchedTags=[], untouchedTags=[];</text:p>
      <text:p text:style-name="P40"><text:tab/>for(var i=0; i&lt;tags.length; i++){</text:p>
      <text:p text:style-name="P40"><text:tab/><text:tab/>if(maxprop in tags[i].attribs){</text:p>
      <text:p text:style-name="P40"><text:tab/><text:tab/><text:tab/>console.log('Было:');</text:p>
      <text:p text:style-name="P40"><text:tab/><text:tab/><text:tab/>logTag(tags[i]);</text:p>
      <text:p text:style-name="P40"><text:tab/><text:tab/><text:tab/>movePropToIndex(tags[i].attribs,maxprop,placed);</text:p>
      <text:p text:style-name="P40"><text:tab/><text:tab/><text:tab/>console.log('Стало:');</text:p>
      <text:p text:style-name="P40"><text:tab/><text:tab/><text:tab/>logTag(tags[i]);</text:p>
      <text:p text:style-name="P40"><text:tab/><text:tab/><text:tab/>touchedTags.push(tags[i]);</text:p>
      <text:p text:style-name="P40"><text:tab/><text:tab/>} else {</text:p>
      <text:p text:style-name="P40"><text:tab/><text:tab/><text:tab/>untouchedTags.push(tags[i]);</text:p>
      <text:p text:style-name="P40"><text:tab/><text:tab/>}</text:p>
      <text:p text:style-name="P40"><text:tab/>}</text:p>
      <text:p text:style-name="P40"><text:tab/>optimizeAttrOrder(touchedTags,placed+1);</text:p>
      <text:p text:style-name="P40"><text:tab/>optimizeAttrOrder(untouchedTags,placed);</text:p>
      <text:p text:style-name="P40">}</text:p>
      <text:p text:style-name="P40"/>
      <text:p text:style-name="P40"/>
      <text:p text:style-name="P40">function logTag(tag){</text:p>
      <text:p text:style-name="P40"><text:tab/>var rez = '&lt;'+tag.name;</text:p>
      <text:p text:style-name="P40"><text:tab/>for(var attr in tag.attribs){</text:p>
      <text:p text:style-name="P40"><text:tab/><text:tab/>rez += ' '+attr+'="'+tag.attribs[attr]+'"';</text:p>
      <text:p text:style-name="P40"><text:tab/>}</text:p>
      <text:p text:style-name="P40"><text:tab/>console.log(rez+'&gt;');</text:p>
      <text:p text:style-name="P40">}</text:p>
      <text:p text:style-name="P40"/>
      <text:p text:style-name="P40"/>
      <text:p text:style-name="P40">function logTagsArray(tags){</text:p>
      <text:p text:style-name="P40"><text:tab/>for(var i=0; i&lt;tags.length; i++){</text:p>
      <text:p text:style-name="P40"><text:tab/><text:tab/>logTag(tags[i]);</text:p>
      <text:p text:style-name="P40"><text:tab/>}</text:p>
      <text:p text:style-name="P40">}</text:p>
      <text:p text:style-name="P40"/>
      <text:p text:style-name="P40"/>
      <text:p text:style-name="P40">function optimizeAttrValueOrder(tags,placed){</text:p>
      <text:p text:style-name="P40"><text:tab/>logTagsArray(tags);</text:p>
      <text:p text:style-name="P40"><text:tab/>if(tags.length == 1){</text:p>
      <text:p text:style-name="P40"><text:tab/><text:tab/>console.log('Единственный тэг, пропускается');</text:p>
      <text:p text:style-name="P40"><text:tab/><text:tab/>return;</text:p>
      <text:p text:style-name="P40"><text:tab/>}</text:p>
      <text:p text:style-name="P40"><text:tab/>var maxprop = getMostPopularAttrValue(tags,placed);</text:p>
      <text:p text:style-name="P40"><text:tab/>if(!maxprop){</text:p>
      <text:p text:style-name="P40"><text:tab/><text:tab/>optimizeAttrOrder(tags,placed);</text:p>
      <text:p text:style-name="P40"><text:tab/><text:tab/>return;</text:p>
      <text:p text:style-name="P40"><text:tab/>}</text:p>
      <text:p text:style-name="P40"><text:tab/>console.log('Наиболее частотная пара атрибут-значение: '+maxprop)</text:p>
      <text:p text:style-name="P40"><text:tab/>var etalAttr = maxprop.split('="')[0];</text:p>
      <text:p text:style-name="P40"><text:tab/>var etalValue = maxprop.split('="')[1].split(/"$/)[0];</text:p>
      <text:p text:style-name="P40"><text:tab/>console.log(etalAttr,etalValue);</text:p>
      <text:p text:style-name="P40"><text:tab/>var touchedTags=[], untouchedTags=[];</text:p>
      <text:p text:style-name="P40"><text:tab/>for(var i=0; i&lt;tags.length; i++){</text:p>
      <text:p text:style-name="P40"><text:tab/><text:tab/>if(tags[i].attribs[etalAttr] === etalValue){</text:p>
      <text:p text:style-name="P40"><text:tab/><text:tab/><text:tab/>movePropToIndex(tags[i].attribs,etalAttr,placed);</text:p>
      <text:p text:style-name="P40"><text:tab/><text:tab/><text:tab/>touchedTags.push(tags[i]);</text:p>
      <text:p text:style-name="P40"><text:soft-page-break/><text:tab/><text:tab/>} else {</text:p>
      <text:p text:style-name="P40"><text:tab/><text:tab/><text:tab/>untouchedTags.push(tags[i]);</text:p>
      <text:p text:style-name="P40"><text:tab/><text:tab/>}</text:p>
      <text:p text:style-name="P40"><text:tab/>}</text:p>
      <text:p text:style-name="P40"><text:tab/>optimizeAttrValueOrder(touchedTags,placed+1);</text:p>
      <text:p text:style-name="P40"><text:tab/>optimizeAttrValueOrder(untouchedTags,placed);</text:p>
      <text:p text:style-name="P40">}</text:p>
      <text:p text:style-name="P40"/>
      <text:p text:style-name="P40"/>
      <text:p text:style-name="P40"/>
      <text:p text:style-name="P40">fs.writeFileSync(</text:p>
      <text:p text:style-name="P40"><text:tab/>filename+'.htmlszhat',</text:p>
      <text:p text:style-name="P40"><text:tab/>szhat(fs.readFileSync(filename,'utf-8'))</text:p>
      <text:p text:style-name="P40">);</text:p>
      <text:p text:style-name="P40"/>
      <text:p text:style-name="P40">fs.writeFileSync(</text:p>
      <text:p text:style-name="P40"><text:tab/>filename+'.htmlorig',</text:p>
      <text:p text:style-name="P40"><text:tab/>cheerio.load(fs.readFileSync(filename,'utf-8'),{decodeEntities: false}).html()</text:p>
      <text:p text:style-name="P40">);</text:p>
      <text:p text:style-name="P40"/>
      <text:p text:style-name="P21">Результаты тестирования<text:span text:style-name="T26"> — </text:span><text:span text:style-name="T27">в приложении 1.</text:span></text:p>
      <text:p text:style-name="P41"/>
      <text:p text:style-name="P22">Выводы</text:p>
      <text:p text:style-name="P42">Изменение порядка атрибутов HTML-тэгов оказывает незначительное влияние на эффективность сжатия HTML-страницы стандартными алгоритмами. Удалось реализовать алгоритм, позволяющий в большинстве случаев <text:span text:style-name="T28">уменьшить размер сжатого файла: для алгоритма сжатия gzip — в среднем на 0.1%, для алгоритма сжатия bzip2 — в среднем на 0.17%. Улучшая алгоритм упорядочивания тэгов, возможно, получится незначительно улучшить данный показатель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Список использованн<text:span text:style-name="T9">ых источников</text:span></text:p>
      <text:p text:style-name="P1"/>
      <text:p text:style-name="P1">ru.wikipedia.org/wiki/Алгоритм_сжатия_PPM</text:p>
      <text:p text:style-name="P1">ru.wikipedia.org/wiki/Код_Хаффмана</text:p>
      <text:p text:style-name="P1">ru.wikipedia.org/wiki/Сжатие_без_потерь</text:p>
      <text:p text:style-name="P1">ru.wikipedia.org/wiki/Преобразование_Барроуза_—_Уилера</text:p>
      <text:p text:style-name="P12">ru.wikipedia.org/wiki/Кодирование_длин_серий</text:p>
      <text:p text:style-name="P13"><text:a xlink:type="simple" xlink:href="https://habrahabr.ru/post/141827/" text:style-name="Internet_20_link" text:visited-style-name="Visited_20_Internet_20_Link">https://habrahabr.ru/post/141827/</text:a></text:p>
      <text:p text:style-name="P13"/>
      <text:p text:style-name="P13"/>
      <text:p text:style-name="P44">Приложение 1. Результаты исследования</text:p>
      <text:p text:style-name="P41"/>
      <text:p text:style-name="P39">8036<text:tab/><text:tab/>bzip2.html</text:p>
      <text:p text:style-name="P39">3387<text:tab/><text:tab/>bzip2.html.bz2</text:p>
      <text:p text:style-name="P39">3379<text:tab/><text:tab/>bzip2.html.bz2.htmlorig</text:p>
      <text:p text:style-name="P39">3382<text:tab/><text:tab/>bzip2.html.bz2.htmlszhat</text:p>
      <text:p text:style-name="P39">3378<text:tab/><text:tab/>bzip2.html.gz</text:p>
      <text:p text:style-name="P39">3385<text:tab/><text:tab/>bzip2.html.gz.htmlorig</text:p>
      <text:p text:style-name="P39">3383<text:tab/><text:tab/>bzip2.html.gz.htmlszhat</text:p>
      <text:p text:style-name="P39">8022<text:tab/><text:tab/>bzip2.html.htmlorig</text:p>
      <text:p text:style-name="P39">8022<text:tab/><text:tab/>bzip2.html.htmlszhat</text:p>
      <text:p text:style-name="P39">140189<text:tab/>ege-ok.ru.html</text:p>
      <text:p text:style-name="P39">26863<text:tab/>ege-ok.ru.html.bz2</text:p>
      <text:p text:style-name="P39">26723<text:tab/>ege-ok.ru.html.bz2.htmlorig</text:p>
      <text:p text:style-name="P39">26593<text:tab/>ege-ok.ru.html.bz2.htmlszhat</text:p>
      <text:p text:style-name="P39">32879<text:tab/>ege-ok.ru.html.gz</text:p>
      <text:p text:style-name="P39">32689<text:tab/>ege-ok.ru.html.gz.htmlorig</text:p>
      <text:p text:style-name="P39">32604<text:tab/>ege-ok.ru.html.gz.htmlszhat</text:p>
      <text:p text:style-name="P39">139875<text:tab/>ege-ok.ru.html.htmlorig</text:p>
      <text:p text:style-name="P39">139875<text:tab/>ege-ok.ru.html.htmlszhat</text:p>
      <text:p text:style-name="P39">30534<text:tab/>fipi.html</text:p>
      <text:p text:style-name="P39">7633<text:tab/><text:tab/>fipi.html.bz2</text:p>
      <text:p text:style-name="P39">7598<text:tab/><text:tab/>fipi.html.bz2.htmlorig</text:p>
      <text:p text:style-name="P39">7593<text:tab/><text:tab/>fipi.html.bz2.htmlszhat</text:p>
      <text:p text:style-name="P39">7846<text:tab/><text:tab/>fipi.html.gz</text:p>
      <text:p text:style-name="P39">7837<text:tab/><text:tab/>fipi.html.gz.htmlorig</text:p>
      <text:p text:style-name="P39">7826<text:tab/><text:tab/>fipi.html.gz.htmlszhat</text:p>
      <text:p text:style-name="P39">30472<text:tab/>fipi.html.htmlorig</text:p>
      <text:p text:style-name="P39">30472<text:tab/>fipi.html.htmlszhat</text:p>
      <text:p text:style-name="P39">239905<text:tab/>github.com_cheeriojs_cheerio.html</text:p>
      <text:p text:style-name="P39">27166<text:tab/>github.com_cheeriojs_cheerio.html.bz2</text:p>
      <text:p text:style-name="P39">26992<text:tab/>github.com_cheeriojs_cheerio.html.bz2.htmlorig</text:p>
      <text:p text:style-name="P39">26911<text:tab/>github.com_cheeriojs_cheerio.html.bz2.htmlszhat</text:p>
      <text:p text:style-name="P39"><text:soft-page-break/>29955<text:tab/>github.com_cheeriojs_cheerio.html.gz</text:p>
      <text:p text:style-name="P39">29788<text:tab/>github.com_cheeriojs_cheerio.html.gz.htmlorig</text:p>
      <text:p text:style-name="P39">29719<text:tab/>github.com_cheeriojs_cheerio.html.gz.htmlszhat</text:p>
      <text:p text:style-name="P39">235334<text:tab/>github.com_cheeriojs_cheerio.html.htmlorig</text:p>
      <text:p text:style-name="P39">235334<text:tab/>github.com_cheeriojs_cheerio.html.htmlszhat</text:p>
      <text:p text:style-name="P39">145423<text:tab/>habrahabr.ru_post_141827.html</text:p>
      <text:p text:style-name="P39">24458<text:tab/>habrahabr.ru_post_141827.html.bz2</text:p>
      <text:p text:style-name="P39">24392<text:tab/>habrahabr.ru_post_141827.html.bz2.htmlorig</text:p>
      <text:p text:style-name="P39">24345<text:tab/>habrahabr.ru_post_141827.html.bz2.htmlszhat</text:p>
      <text:p text:style-name="P39">29163<text:tab/>habrahabr.ru_post_141827.html.gz</text:p>
      <text:p text:style-name="P39">29057<text:tab/>habrahabr.ru_post_141827.html.gz.htmlorig</text:p>
      <text:p text:style-name="P39">29064<text:tab/>habrahabr.ru_post_141827.html.gz.htmlszhat</text:p>
      <text:p text:style-name="P39">145078<text:tab/>habrahabr.ru_post_141827.html.htmlorig</text:p>
      <text:p text:style-name="P39">145078<text:tab/>habrahabr.ru_post_141827.html.htmlszhat</text:p>
      <text:p text:style-name="P39">108431<text:tab/>ru.wikipedia.org_wiki_Преобразование_Барроуза_—_Уилера.html</text:p>
      <text:p text:style-name="P39">18480<text:tab/>ru.wikipedia.org_wiki_Преобразование_Барроуза_—_Уилера.html.bz2</text:p>
      <text:p text:style-name="P39">18391<text:tab/>ru.wikipedia.org_wiki_Преобразование_Барроуза_—_Уилера.html.bz2.htmlorig</text:p>
      <text:p text:style-name="P39">18370<text:tab/>ru.wikipedia.org_wiki_Преобразование_Барроуза_—_Уилера.html.bz2.htmlszhat</text:p>
      <text:p text:style-name="P39">22091<text:tab/>ru.wikipedia.org_wiki_Преобразование_Барроуза_—_Уилера.html.gz</text:p>
      <text:p text:style-name="P39">22035<text:tab/>ru.wikipedia.org_wiki_Преобразование_Барроуза_—_Уилера.html.gz.htmlorig</text:p>
      <text:p text:style-name="P39">21982<text:tab/>ru.wikipedia.org_wiki_Преобразование_Барроуза_—_Уилера.html.gz.htmlszhat</text:p>
      <text:p text:style-name="P39">108372<text:tab/>ru.wikipedia.org_wiki_Преобразование_Барроуза_—_Уилера.html.htmlorig</text:p>
      <text:p text:style-name="P39">108372<text:tab/>ru.wikipedia.org_wiki_Преобразование_Барроуза_—_Уилера.html.htmlszhat</text:p>
      <text:p text:style-name="P39">117838<text:tab/>vc.ru_n_banks-siri.html</text:p>
      <text:p text:style-name="P39">21427<text:tab/>vc.ru_n_banks-siri.html.bz2</text:p>
      <text:p text:style-name="P39">21373<text:tab/>vc.ru_n_banks-siri.html.bz2.htmlorig</text:p>
      <text:p text:style-name="P39">21362<text:tab/>vc.ru_n_banks-siri.html.bz2.htmlszhat</text:p>
      <text:p text:style-name="P39">24745<text:tab/>vc.ru_n_banks-siri.html.gz</text:p>
      <text:p text:style-name="P39">24708<text:tab/>vc.ru_n_banks-siri.html.gz.htmlorig</text:p>
      <text:p text:style-name="P39">24706<text:tab/>vc.ru_n_banks-siri.html.gz.htmlszhat</text:p>
      <text:p text:style-name="P39">117746<text:tab/>vc.ru_n_banks-siri.html.htmlorig</text:p>
      <text:p text:style-name="P39">117746<text:tab/>vc.ru_n_banks-siri.html.htmlszhat</text:p>
      <text:p text:style-name="P39">163775<text:tab/>vc.ru_n_fas-spb-nologo.html</text:p>
      <text:p text:style-name="P39"><text:soft-page-break/>24291<text:tab/>vc.ru_n_fas-spb-nologo.html.bz2</text:p>
      <text:p text:style-name="P39">24243<text:tab/>vc.ru_n_fas-spb-nologo.html.bz2.htmlorig</text:p>
      <text:p text:style-name="P39">24236<text:tab/>vc.ru_n_fas-spb-nologo.html.bz2.htmlszhat</text:p>
      <text:p text:style-name="P39">28842<text:tab/>vc.ru_n_fas-spb-nologo.html.gz</text:p>
      <text:p text:style-name="P39">28728<text:tab/>vc.ru_n_fas-spb-nologo.html.gz.htmlorig</text:p>
      <text:p text:style-name="P39">28746<text:tab/>vc.ru_n_fas-spb-nologo.html.gz.htmlszhat</text:p>
      <text:p text:style-name="P39">163541<text:tab/>vc.ru_n_fas-spb-nologo.html.htmlorig</text:p>
      <text:p text:style-name="P39">163541<text:tab/>vc.ru_n_fas-spb-nologo.html.htmlszhat</text:p>
      <text:p text:style-name="P39">69307<text:tab/>www1.vsu.ru.html</text:p>
      <text:p text:style-name="P39">10742<text:tab/>www1.vsu.ru.html.bz2</text:p>
      <text:p text:style-name="P39">10737<text:tab/>www1.vsu.ru.html.bz2.htmlorig</text:p>
      <text:p text:style-name="P39">10704<text:tab/>www1.vsu.ru.html.bz2.htmlszhat</text:p>
      <text:p text:style-name="P39">12809<text:tab/>www1.vsu.ru.html.gz</text:p>
      <text:p text:style-name="P39">12795<text:tab/>www1.vsu.ru.html.gz.htmlorig</text:p>
      <text:p text:style-name="P39">12754<text:tab/>www1.vsu.ru.html.gz.htmlszhat</text:p>
      <text:p text:style-name="P39">68861<text:tab/>www1.vsu.ru.html.htmlorig</text:p>
      <text:p text:style-name="P39">68861<text:tab/>www1.vsu.ru.html.htmlszhat</text:p>
      <text:p text:style-name="P39">67001<text:tab/>www.bash.im.html</text:p>
      <text:p text:style-name="P39">13344<text:tab/>www.bash.im.html.bz2</text:p>
      <text:p text:style-name="P39">8146<text:tab/><text:tab/>www.bash.im.html.bz2.htmlorig</text:p>
      <text:p text:style-name="P39">8148<text:tab/><text:tab/>www.bash.im.html.bz2.htmlszhat</text:p>
      <text:p text:style-name="P39">16049<text:tab/>www.bash.im.html.gz</text:p>
      <text:p text:style-name="P39">10283<text:tab/>www.bash.im.html.gz.htmlorig</text:p>
      <text:p text:style-name="P39">10315<text:tab/>www.bash.im.html.gz.htmlszhat</text:p>
      <text:p text:style-name="P39">90301<text:tab/>www.bash.im.html.htmlorig</text:p>
      <text:p text:style-name="P39">90301<text:tab/>www.bash.im.html.htmlszhat</text:p>
      <text:p text:style-name="P39">864<text:tab/><text:tab/>www.hist.vsu.ru.html</text:p>
      <text:p text:style-name="P39">555<text:tab/><text:tab/>www.hist.vsu.ru.html.bz2</text:p>
      <text:p text:style-name="P39">490<text:tab/><text:tab/>www.hist.vsu.ru.html.bz2.htmlorig</text:p>
      <text:p text:style-name="P39">491<text:tab/><text:tab/>www.hist.vsu.ru.html.bz2.htmlszhat</text:p>
      <text:p text:style-name="P39">494<text:tab/><text:tab/>www.hist.vsu.ru.html.gz</text:p>
      <text:p text:style-name="P39">448<text:tab/><text:tab/>www.hist.vsu.ru.html.gz.htmlorig</text:p>
      <text:p text:style-name="P39">440<text:tab/><text:tab/>www.hist.vsu.ru.html.gz.htmlszhat</text:p>
      <text:p text:style-name="P39"><text:soft-page-break/>895<text:tab/><text:tab/>www.hist.vsu.ru.html.htmlorig</text:p>
      <text:p text:style-name="P39">895<text:tab/><text:tab/>www.hist.vsu.ru.html.htmlszhat</text:p>
      <text:p text:style-name="P39">21981<text:tab/>www.math.vsu.ru.html</text:p>
      <text:p text:style-name="P39">5583<text:tab/><text:tab/>www.math.vsu.ru.html.bz2</text:p>
      <text:p text:style-name="P39">5564<text:tab/><text:tab/>www.math.vsu.ru.html.bz2.htmlorig</text:p>
      <text:p text:style-name="P39">5545<text:tab/><text:tab/>www.math.vsu.ru.html.bz2.htmlszhat</text:p>
      <text:p text:style-name="P39">5916<text:tab/><text:tab/>www.math.vsu.ru.html.gz</text:p>
      <text:p text:style-name="P39">5888<text:tab/><text:tab/>www.math.vsu.ru.html.gz.htmlorig</text:p>
      <text:p text:style-name="P39">5877<text:tab/><text:tab/>www.math.vsu.ru.html.gz.htmlszhat</text:p>
      <text:p text:style-name="P39">21837<text:tab/>www.math.vsu.ru.html.htmlorig</text:p>
      <text:p text:style-name="P39">21837<text:tab/>www.math.vsu.ru.html.htmlszhat</text:p>
      <text:p text:style-name="P39">3108<text:tab/><text:tab/>www.tldp.org_HOWTO_Bash-Prompt-HOWTO_x700.html</text:p>
      <text:p text:style-name="P39">1348<text:tab/><text:tab/>www.tldp.org_HOWTO_Bash-Prompt-HOWTO_x700.html.bz2</text:p>
      <text:p text:style-name="P39">1335<text:tab/><text:tab/>www.tldp.org_HOWTO_Bash-Prompt-HOWTO_x700.html.bz2.htmlorig</text:p>
      <text:p text:style-name="P39">1331<text:tab/><text:tab/>www.tldp.org_HOWTO_Bash-Prompt-HOWTO_x700.html.bz2.htmlszhat</text:p>
      <text:p text:style-name="P39">1290<text:tab/><text:tab/>www.tldp.org_HOWTO_Bash-Prompt-HOWTO_x700.html.gz</text:p>
      <text:p text:style-name="P39">1268<text:tab/><text:tab/>www.tldp.org_HOWTO_Bash-Prompt-HOWTO_x700.html.gz.htmlorig</text:p>
      <text:p text:style-name="P39">1253<text:tab/><text:tab/>www.tldp.org_HOWTO_Bash-Prompt-HOWTO_x700.html.gz.htmlszhat</text:p>
      <text:p text:style-name="P39">3016<text:tab/><text:tab/>www.tldp.org_HOWTO_Bash-Prompt-HOWTO_x700.html.htmlorig</text:p>
      <text:p text:style-name="P39">3016<text:tab/><text:tab/>www.tldp.org_HOWTO_Bash-Prompt-HOWTO_x700.html.htmlszhat</text:p>
      <text:p text:style-name="P39">85607<text:tab/>www.vsu.ru.html</text:p>
      <text:p text:style-name="P39">12418<text:tab/>www.vsu.ru.html.bz2</text:p>
      <text:p text:style-name="P39">12371<text:tab/>www.vsu.ru.html.bz2.htmlorig</text:p>
      <text:p text:style-name="P39">12374<text:tab/>www.vsu.ru.html.bz2.htmlszhat</text:p>
      <text:p text:style-name="P39">15249<text:tab/>www.vsu.ru.html.gz</text:p>
      <text:p text:style-name="P39">15185<text:tab/>www.vsu.ru.html.gz.htmlorig</text:p>
      <text:p text:style-name="P39">15190<text:tab/>www.vsu.ru.html.gz.htmlszhat</text:p>
      <text:p text:style-name="P39">84842<text:tab/>www.vsu.ru.html.htmlorig</text:p>
      <text:p text:style-name="P39">84842<text:tab/>www.vsu.ru.html.htmlszhat</text:p>
      <text:p text:style-name="P39">77644<text:tab/>www.vsu.ru.manual.html</text:p>
      <text:p text:style-name="P39">12385<text:tab/>www.vsu.ru.manual.html.bz2</text:p>
      <text:p text:style-name="P39">12306<text:tab/>www.vsu.ru.manual.html.bz2.htmlorig</text:p>
      <text:p text:style-name="P39">12303<text:tab/>www.vsu.ru.manual.html.bz2.htmlszhat</text:p>
      <text:p text:style-name="P39"><text:soft-page-break/>14840<text:tab/>www.vsu.ru.manual.html.gz</text:p>
      <text:p text:style-name="P39">14777<text:tab/>www.vsu.ru.manual.html.gz.htmlorig</text:p>
      <text:p text:style-name="P39">14781<text:tab/>www.vsu.ru.manual.html.gz.htmlszhat</text:p>
      <text:p text:style-name="P39">76879<text:tab/>www.vsu.ru.manual.html.htmlorig</text:p>
      <text:p text:style-name="P39">76879<text:tab/>www.vsu.ru.manual.html.htmlszhat</text:p>
      <text:p text:style-name="P39">Файлов: <text:s/>15</text:p>
      <text:p text:style-name="P39"/>
      <text:p text:style-name="P39">*.gz.htmlorig : <text:s/>238871 итого</text:p>
      <text:p text:style-name="P39">*.gz.htmlszhat: <text:s/>238640 итого</text:p>
      <text:p text:style-name="P39"/>
      <text:p text:style-name="P39">*.bz2.htmlorig : 204040 итого</text:p>
      <text:p text:style-name="P39">*.bz2.htmlszhat: 203688 итог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, serif"/>
    <style:font-face style:name="Times New Roman" svg:font-family="'Times New Roman'" style:font-family-generic="roman"/>
    <style:font-face style:name="Andale Mono" svg:font-family="'Andale Mono'" style:font-pitch="fixed"/>
    <style:font-face style:name="Tlwg Typist" svg:font-family="'Tlwg Typist'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ahom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Tahom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Landscape" style:page-layout-name="Mpm2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00:55:56.742676450</meta:creation-date>
    <meta:generator>LibreOffice/5.0.6.2$Linux_x86 LibreOffice_project/00m0$Build-2</meta:generator>
    <dc:date>2016-11-03T09:26:41.351635578</dc:date>
    <meta:editing-duration>PT12H19M23S</meta:editing-duration>
    <meta:editing-cycles>45</meta:editing-cycles>
    <meta:document-statistic meta:table-count="0" meta:image-count="0" meta:object-count="0" meta:page-count="14" meta:paragraph-count="453" meta:word-count="1529" meta:character-count="16888" meta:non-whitespace-character-count="15399"/>
  </office:meta>
</office:document-meta>
</file>